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svg:font-family="Helvetica, Arial, sans-serif"/>
    <style:font-face style:name="Helvetica1" svg:font-family="Helvetica, sans-serif"/>
    <style:font-face style:name="Lato" svg:font-family="Lato, 'Helvetica Neue', Helvetica, Arial, sans-serif"/>
    <style:font-face style:name="Lohit Devanagari1" svg:font-family="'Lohit Devanagari'"/>
    <style:font-face style:name="Source Sans Pro" svg:font-family="'Source Sans Pro', Helvetica, Arial, sans-serif"/>
    <style:font-face style:name="apple-system" svg:font-family="apple-system, BlinkMacSystemFont, 'Segoe UI', Roboto, Oxygen-Sans, Ubuntu, Cantarell, 'Helvetica Neue', sans-serif"/>
    <style:font-face style:name="verdana" svg:font-family="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orphans="2" fo:widows="2"/>
      <style:text-properties fo:font-variant="normal" fo:text-transform="none" fo:color="#555555" style:font-name="Lato" fo:font-size="12pt" fo:letter-spacing="normal" fo:font-style="normal" fo:font-weight="bold"/>
    </style:style>
    <style:style style:name="P2" style:family="paragraph" style:parent-style-name="Standard">
      <style:paragraph-properties fo:margin-left="0cm" fo:margin-right="0cm" fo:text-align="justify" style:justify-single-word="false" fo:orphans="2" fo:widows="2" fo:text-indent="0cm" style:auto-text-indent="false"/>
    </style:style>
    <style:style style:name="P3" style:family="paragraph" style:parent-style-name="Standard">
      <style:paragraph-properties fo:margin-left="0cm" fo:margin-right="0cm" fo:text-align="justify" style:justify-single-word="false" fo:orphans="2" fo:widows="2" fo:text-indent="0cm" style:auto-text-indent="false"/>
      <style:text-properties officeooo:paragraph-rsid="00217fb5"/>
    </style:style>
    <style:style style:name="P4" style:family="paragraph" style:parent-style-name="Standard">
      <style:paragraph-properties fo:margin-left="0cm" fo:margin-right="0cm" fo:text-align="justify" style:justify-single-word="false" fo:orphans="2" fo:widows="2" fo:text-indent="0cm" style:auto-text-indent="false"/>
      <style:text-properties officeooo:paragraph-rsid="0031a33e"/>
    </style:style>
    <style:style style:name="P5" style:family="paragraph" style:parent-style-name="Standard">
      <style:paragraph-properties fo:margin-left="0cm" fo:margin-right="0cm" fo:text-align="justify" style:justify-single-word="false" fo:orphans="2" fo:widows="2" fo:text-indent="0cm" style:auto-text-indent="false"/>
      <style:text-properties officeooo:paragraph-rsid="0028bbe2"/>
    </style:style>
    <style:style style:name="P6" style:family="paragraph" style:parent-style-name="Standard">
      <style:paragraph-properties fo:margin-left="0cm" fo:margin-right="0cm" fo:text-align="justify" style:justify-single-word="false" fo:orphans="2" fo:widows="2" fo:text-indent="0cm" style:auto-text-indent="false"/>
      <style:text-properties officeooo:paragraph-rsid="002a0289"/>
    </style:style>
    <style:style style:name="P7" style:family="paragraph" style:parent-style-name="Standard">
      <style:paragraph-properties fo:margin-left="0cm" fo:margin-right="0cm" fo:text-align="justify" style:justify-single-word="false" fo:orphans="2" fo:widows="2" fo:text-indent="0cm" style:auto-text-indent="false"/>
      <style:text-properties officeooo:paragraph-rsid="002bc555"/>
    </style:style>
    <style:style style:name="P8" style:family="paragraph" style:parent-style-name="Standard">
      <style:paragraph-properties fo:margin-left="0cm" fo:margin-right="0cm" fo:text-align="justify" style:justify-single-word="false" fo:orphans="2" fo:widows="2" fo:text-indent="0cm" style:auto-text-indent="false"/>
      <style:text-properties officeooo:paragraph-rsid="002e3ce3"/>
    </style:style>
    <style:style style:name="P9" style:family="paragraph" style:parent-style-name="Standard">
      <style:paragraph-properties fo:margin-left="0cm" fo:margin-right="0cm" fo:text-align="justify" style:justify-single-word="false" fo:orphans="2" fo:widows="2" fo:text-indent="0cm" style:auto-text-indent="false"/>
      <style:text-properties officeooo:paragraph-rsid="0031c83e"/>
    </style:style>
    <style:style style:name="P10" style:family="paragraph" style:parent-style-name="Standard">
      <style:paragraph-properties fo:margin-left="0cm" fo:margin-right="0cm" fo:text-align="justify" style:justify-single-word="false" fo:orphans="2" fo:widows="2" fo:text-indent="0cm" style:auto-text-indent="false"/>
      <style:text-properties officeooo:paragraph-rsid="003479ef"/>
    </style:style>
    <style:style style:name="P11" style:family="paragraph" style:parent-style-name="Standard">
      <style:paragraph-properties fo:margin-left="0cm" fo:margin-right="0cm" fo:text-align="justify" style:justify-single-word="false" fo:orphans="2" fo:widows="2" fo:text-indent="0cm" style:auto-text-indent="false"/>
      <style:text-properties officeooo:paragraph-rsid="001ba4c3"/>
    </style:style>
    <style:style style:name="P12" style:family="paragraph" style:parent-style-name="Standard">
      <style:paragraph-properties fo:margin-left="0cm" fo:margin-right="0cm" fo:text-align="justify" style:justify-single-word="false" fo:orphans="2" fo:widows="2" fo:text-indent="0cm" style:auto-text-indent="false"/>
      <style:text-properties officeooo:paragraph-rsid="0047f173"/>
    </style:style>
    <style:style style:name="P13" style:family="paragraph" style:parent-style-name="Standard">
      <style:paragraph-properties fo:margin-left="0cm" fo:margin-right="0cm" fo:text-align="justify" style:justify-single-word="false" fo:orphans="2" fo:widows="2" fo:text-indent="0cm" style:auto-text-indent="false"/>
      <style:text-properties officeooo:paragraph-rsid="002106c6"/>
    </style:style>
    <style:style style:name="P14" style:family="paragraph" style:parent-style-name="Standard">
      <style:paragraph-properties fo:margin-left="0cm" fo:margin-right="0cm" fo:text-align="justify" style:justify-single-word="false" fo:orphans="2" fo:widows="2" fo:text-indent="0cm" style:auto-text-indent="false"/>
      <style:text-properties officeooo:paragraph-rsid="00370841"/>
    </style:style>
    <style:style style:name="P15" style:family="paragraph" style:parent-style-name="Standard">
      <style:paragraph-properties fo:margin-left="0cm" fo:margin-right="0cm" fo:text-align="justify" style:justify-single-word="false" fo:orphans="2" fo:widows="2" fo:text-indent="0cm" style:auto-text-indent="false"/>
      <style:text-properties officeooo:paragraph-rsid="003a2f78"/>
    </style:style>
    <style:style style:name="P16" style:family="paragraph" style:parent-style-name="Standard">
      <style:paragraph-properties fo:margin-left="0cm" fo:margin-right="0cm" fo:text-align="justify" style:justify-single-word="false" fo:orphans="2" fo:widows="2" fo:text-indent="0cm" style:auto-text-indent="false"/>
      <style:text-properties officeooo:paragraph-rsid="001e9a90"/>
    </style:style>
    <style:style style:name="P17" style:family="paragraph" style:parent-style-name="Standard">
      <style:paragraph-properties fo:margin-left="0cm" fo:margin-right="0cm" fo:text-align="justify" style:justify-single-word="false" fo:orphans="2" fo:widows="2" fo:text-indent="0cm" style:auto-text-indent="false"/>
      <style:text-properties officeooo:paragraph-rsid="003ad83e"/>
    </style:style>
    <style:style style:name="P18" style:family="paragraph" style:parent-style-name="Standard">
      <style:paragraph-properties fo:margin-left="0cm" fo:margin-right="0cm" fo:text-align="justify" style:justify-single-word="false" fo:orphans="2" fo:widows="2" fo:text-indent="0cm" style:auto-text-indent="false"/>
      <style:text-properties officeooo:paragraph-rsid="003b2d50"/>
    </style:style>
    <style:style style:name="P19" style:family="paragraph" style:parent-style-name="Standard">
      <style:paragraph-properties fo:margin-left="0cm" fo:margin-right="0cm" fo:text-align="justify" style:justify-single-word="false" fo:orphans="2" fo:widows="2" fo:text-indent="0cm" style:auto-text-indent="false"/>
      <style:text-properties officeooo:paragraph-rsid="004955b0"/>
    </style:style>
    <style:style style:name="P20" style:family="paragraph" style:parent-style-name="Standard">
      <style:paragraph-properties fo:margin-left="0cm" fo:margin-right="0cm" fo:text-align="justify" style:justify-single-word="false" fo:orphans="2" fo:widows="2" fo:text-indent="0cm" style:auto-text-indent="false"/>
      <style:text-properties officeooo:paragraph-rsid="001d72cc"/>
    </style:style>
    <style:style style:name="P21" style:family="paragraph" style:parent-style-name="Standard">
      <style:paragraph-properties fo:margin-left="0cm" fo:margin-right="0cm" fo:text-align="justify" style:justify-single-word="false" fo:orphans="2" fo:widows="2" fo:text-indent="0cm" style:auto-text-indent="false"/>
      <style:text-properties officeooo:paragraph-rsid="00523a64"/>
    </style:style>
    <style:style style:name="P22" style:family="paragraph" style:parent-style-name="Standard">
      <style:paragraph-properties fo:margin-left="0cm" fo:margin-right="0cm" fo:text-align="justify" style:justify-single-word="false" fo:orphans="2" fo:widows="2" fo:text-indent="0cm" style:auto-text-indent="false"/>
      <style:text-properties officeooo:paragraph-rsid="00557f25"/>
    </style:style>
    <style:style style:name="P2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555555" style:font-name="Lato" fo:font-size="12pt" fo:letter-spacing="normal" fo:font-style="normal" fo:font-weight="bold"/>
    </style:style>
    <style:style style:name="P2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851e1a" style:font-name="Lato" fo:font-size="12pt" fo:letter-spacing="normal" fo:font-style="normal" fo:font-weight="bold"/>
    </style:style>
    <style:style style:name="P2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851e1a" style:font-name="Lato" fo:font-size="12pt" fo:letter-spacing="normal" fo:font-style="normal" fo:font-weight="bold" officeooo:paragraph-rsid="001ba4c3"/>
    </style:style>
    <style:style style:name="P2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851e1a" style:font-name="Lato" fo:font-size="12pt" fo:letter-spacing="normal" fo:font-style="normal" fo:font-weight="bold" officeooo:rsid="00427ff2" officeooo:paragraph-rsid="00427ff2"/>
    </style:style>
    <style:style style:name="P2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851e1a" style:font-name="Lato" fo:font-size="12pt" fo:letter-spacing="normal" fo:font-style="normal" fo:font-weight="bold" officeooo:rsid="002a0289" officeooo:paragraph-rsid="0028bbe2"/>
    </style:style>
    <style:style style:name="P2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851e1a" style:font-name="Lato" fo:font-size="12pt" fo:letter-spacing="normal" fo:font-style="normal" fo:font-weight="bold" officeooo:rsid="002bc555" officeooo:paragraph-rsid="002a0289"/>
    </style:style>
    <style:style style:name="P2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851e1a" style:font-name="Lato" fo:font-size="12pt" fo:letter-spacing="normal" fo:font-style="normal" fo:font-weight="bold" officeooo:rsid="002bc555" officeooo:paragraph-rsid="002bc555"/>
    </style:style>
    <style:style style:name="P3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851e1a" style:font-name="Lato" fo:font-size="12pt" fo:letter-spacing="normal" fo:font-style="normal" fo:font-weight="bold" officeooo:rsid="002d5613" officeooo:paragraph-rsid="002bc555"/>
    </style:style>
    <style:style style:name="P3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851e1a" style:font-name="Lato" fo:font-size="12pt" fo:letter-spacing="normal" fo:font-style="normal" fo:font-weight="bold" officeooo:rsid="002ed54b" officeooo:paragraph-rsid="002e3ce3"/>
    </style:style>
    <style:style style:name="P3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851e1a" style:font-name="Lato" fo:font-size="12pt" fo:letter-spacing="normal" fo:font-style="normal" fo:font-weight="bold" officeooo:rsid="0030b75f" officeooo:paragraph-rsid="0031c83e"/>
    </style:style>
    <style:style style:name="P3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851e1a" style:font-name="Lato" fo:font-size="12pt" fo:letter-spacing="normal" fo:font-style="normal" fo:font-weight="bold" officeooo:rsid="003479ef" officeooo:paragraph-rsid="003479ef"/>
    </style:style>
    <style:style style:name="P3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851e1a" style:font-name="Lato" fo:font-size="12pt" fo:letter-spacing="normal" fo:font-style="normal" fo:font-weight="bold" officeooo:rsid="00228271" officeooo:paragraph-rsid="00217fb5"/>
    </style:style>
    <style:style style:name="P3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851e1a" style:font-name="Lato" fo:font-size="12pt" fo:letter-spacing="normal" fo:font-style="normal" fo:font-weight="bold" officeooo:rsid="002106c6" officeooo:paragraph-rsid="0047f173"/>
    </style:style>
    <style:style style:name="P3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851e1a" style:font-name="Lato" fo:font-size="12pt" fo:letter-spacing="normal" fo:font-style="normal" fo:font-weight="bold" officeooo:rsid="002106c6" officeooo:paragraph-rsid="002106c6"/>
    </style:style>
    <style:style style:name="P3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851e1a" style:font-name="Lato" fo:font-size="12pt" fo:letter-spacing="normal" fo:font-style="normal" fo:font-weight="bold" officeooo:rsid="00385084" officeooo:paragraph-rsid="00370841"/>
    </style:style>
    <style:style style:name="P3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851e1a" style:font-name="Lato" fo:font-size="12pt" fo:letter-spacing="normal" fo:font-style="normal" fo:font-weight="bold" officeooo:rsid="00386f28" officeooo:paragraph-rsid="00386f28"/>
    </style:style>
    <style:style style:name="P3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851e1a" style:font-name="Lato" fo:font-size="12pt" fo:letter-spacing="normal" fo:font-style="normal" fo:font-weight="bold" officeooo:rsid="00235541" officeooo:paragraph-rsid="00235541"/>
    </style:style>
    <style:style style:name="P4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851e1a" style:font-name="Lato" fo:font-size="12pt" fo:letter-spacing="normal" fo:font-style="normal" fo:font-weight="bold" officeooo:rsid="003ad83e" officeooo:paragraph-rsid="003ad83e"/>
    </style:style>
    <style:style style:name="P4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851e1a" style:font-name="Lato" fo:font-size="12pt" fo:letter-spacing="normal" fo:font-style="normal" fo:font-weight="bold" officeooo:rsid="003c6279" officeooo:paragraph-rsid="003c6279"/>
    </style:style>
    <style:style style:name="P4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851e1a" style:font-name="Lato" fo:font-size="12pt" fo:letter-spacing="normal" fo:font-style="normal" fo:font-weight="bold" officeooo:paragraph-rsid="001ba4c3" style:font-weight-asian="normal" style:font-weight-complex="normal"/>
    </style:style>
    <style:style style:name="P4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851e1a" style:font-name="Lato" fo:font-size="12pt" fo:letter-spacing="normal" fo:font-style="normal" fo:font-weight="bold" officeooo:rsid="003c6279" officeooo:paragraph-rsid="004955b0" style:font-weight-asian="normal" style:font-weight-complex="normal"/>
    </style:style>
    <style:style style:name="P4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851e1a" style:font-name="Lato" fo:font-size="12pt" fo:letter-spacing="normal" fo:font-style="normal" style:text-underline-style="solid" style:text-underline-width="auto" style:text-underline-color="font-color" fo:font-weight="bold" officeooo:rsid="004e85f3" officeooo:paragraph-rsid="004e85f3"/>
    </style:style>
    <style:style style:name="P4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851e1a" style:font-name="Lato" fo:font-size="12pt" fo:letter-spacing="normal" fo:font-style="normal" style:text-underline-style="solid" style:text-underline-width="auto" style:text-underline-color="font-color" fo:font-weight="bold" officeooo:rsid="004daacb" officeooo:paragraph-rsid="004daacb"/>
    </style:style>
    <style:style style:name="P46" style:family="paragraph" style:parent-style-name="Standard">
      <style:paragraph-properties fo:margin-left="0cm" fo:margin-right="0cm" fo:text-align="justify" style:justify-single-word="false" fo:orphans="2" fo:widows="2" fo:text-indent="0cm" style:auto-text-indent="false"/>
      <style:text-properties fo:font-weight="normal" officeooo:paragraph-rsid="001ba4c3" style:font-weight-asian="normal" style:font-weight-complex="normal"/>
    </style:style>
    <style:style style:name="P47" style:family="paragraph" style:parent-style-name="Standard">
      <style:paragraph-properties fo:margin-left="0cm" fo:margin-right="0cm" fo:text-align="justify" style:justify-single-word="false" fo:orphans="2" fo:widows="2" fo:text-indent="0cm" style:auto-text-indent="false"/>
      <style:text-properties style:text-underline-style="none" officeooo:rsid="001e9a90" officeooo:paragraph-rsid="001e9a90" fo:background-color="transparent"/>
    </style:style>
    <style:style style:name="P48" style:family="paragraph" style:parent-style-name="Standard">
      <style:paragraph-properties fo:margin-left="0cm" fo:margin-right="0cm" fo:text-align="justify" style:justify-single-word="false" fo:orphans="2" fo:widows="2" fo:text-indent="0cm" style:auto-text-indent="false"/>
      <style:text-properties officeooo:rsid="00386f28" officeooo:paragraph-rsid="00386f28"/>
    </style:style>
    <style:style style:name="P4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851e1a" style:font-name="Lato" fo:font-size="12pt" fo:letter-spacing="normal" fo:font-style="normal" fo:font-weight="bold" officeooo:rsid="003b5222" officeooo:paragraph-rsid="003b2d50"/>
    </style:style>
    <style:style style:name="P5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851e1a" style:font-name="Lato" fo:font-size="12pt" fo:letter-spacing="normal" fo:font-style="normal" fo:font-weight="bold" officeooo:rsid="00557f25" officeooo:paragraph-rsid="00523a64"/>
    </style:style>
    <style:style style:name="P5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851e1a" style:font-name="Lato" fo:font-size="12pt" fo:letter-spacing="normal" fo:font-style="normal" fo:font-weight="bold" officeooo:rsid="00466ea0" officeooo:paragraph-rsid="006372e1"/>
    </style:style>
    <style:style style:name="P5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851e1a" style:font-name="Lato" fo:font-size="12pt" fo:letter-spacing="normal" fo:font-style="normal" fo:font-weight="bold" officeooo:paragraph-rsid="0065e84a"/>
    </style:style>
    <style:style style:name="P5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851e1a" style:font-name="Lato" fo:font-size="12pt" fo:letter-spacing="normal" fo:font-style="normal" fo:font-weight="bold" officeooo:rsid="002a0289" officeooo:paragraph-rsid="0065e84a"/>
    </style:style>
    <style:style style:name="P5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851e1a" style:font-name="Lato" fo:font-size="12pt" fo:letter-spacing="normal" fo:font-style="normal" fo:font-weight="bold" officeooo:rsid="002bc555" officeooo:paragraph-rsid="0065e84a"/>
    </style:style>
    <style:style style:name="P5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851e1a" style:font-name="Lato" fo:font-size="12pt" fo:letter-spacing="normal" fo:font-style="normal" style:text-underline-style="solid" style:text-underline-width="auto" style:text-underline-color="font-color" fo:font-weight="bold" officeooo:rsid="004daacb"/>
    </style:style>
    <style:style style:name="P5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ans" fo:font-size="11pt" fo:letter-spacing="normal" fo:font-style="italic" style:text-underline-style="none" fo:font-weight="normal" officeooo:rsid="001d72cc" officeooo:paragraph-rsid="001d72cc" style:font-size-asian="11pt" style:font-style-asian="italic" style:font-weight-asian="normal" style:font-size-complex="11pt" style:font-style-complex="italic" style:font-weight-complex="normal"/>
    </style:style>
    <style:style style:name="P5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text-line-through-style="none" style:text-line-through-type="none" style:font-name="Liberation Sans" fo:font-size="11pt" fo:letter-spacing="normal" fo:font-style="italic" style:text-underline-style="none" fo:font-weight="normal" officeooo:rsid="001e9a90" officeooo:paragraph-rsid="001e9a90" style:text-blinking="false" fo:background-color="#0679a2" style:font-size-asian="11pt" style:font-style-asian="italic" style:font-weight-asian="normal" style:font-size-complex="11pt" style:font-style-complex="italic" style:font-weight-complex="normal" loext:padding-left="0cm" loext:padding-right="0cm" loext:padding-top="0cm" loext:padding-bottom="0.049cm" loext:border-left="none" loext:border-right="none" loext:border-top="none" loext:border-bottom="1.5pt solid #000000"/>
    </style:style>
    <style:style style:name="P5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text-line-through-style="none" style:text-line-through-type="none" style:font-name="Liberation Sans" fo:font-size="11pt" fo:letter-spacing="normal" fo:font-style="italic" style:text-underline-style="none" fo:font-weight="normal" officeooo:rsid="001e9a90" officeooo:paragraph-rsid="001e9a90" style:text-blinking="false" fo:background-color="transparent" style:font-size-asian="11pt" style:font-style-asian="italic" style:font-weight-asian="normal" style:font-size-complex="11pt" style:font-style-complex="italic" style:font-weight-complex="normal" loext:padding-left="0cm" loext:padding-right="0cm" loext:padding-top="0cm" loext:padding-bottom="0.049cm" loext:border-left="none" loext:border-right="none" loext:border-top="none" loext:border-bottom="1.5pt solid #000000"/>
    </style:style>
    <style:style style:name="P5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text-line-through-style="none" style:text-line-through-type="none" style:font-name="Liberation Sans" fo:font-size="11pt" fo:letter-spacing="normal" fo:font-style="italic" style:text-underline-style="none" fo:font-weight="normal" officeooo:rsid="0031a33e" officeooo:paragraph-rsid="0031a33e" style:text-blinking="false" fo:background-color="transparent" style:font-size-asian="11pt" style:font-style-asian="italic" style:font-weight-asian="normal" style:font-size-complex="11pt" style:font-style-complex="italic" style:font-weight-complex="normal" loext:padding-left="0cm" loext:padding-right="0cm" loext:padding-top="0cm" loext:padding-bottom="0.049cm" loext:border-left="none" loext:border-right="none" loext:border-top="none" loext:border-bottom="1.5pt solid #000000"/>
    </style:style>
    <style:style style:name="P6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text-line-through-style="none" style:text-line-through-type="none" style:font-name="Liberation Sans" fo:font-size="11pt" fo:letter-spacing="normal" fo:font-style="italic" style:text-underline-style="none" fo:font-weight="normal" officeooo:rsid="00386f28" officeooo:paragraph-rsid="00386f28" style:text-blinking="false" fo:background-color="transparent" style:font-size-asian="11pt" style:font-style-asian="italic" style:font-weight-asian="normal" style:font-size-complex="11pt" style:font-style-complex="italic" style:font-weight-complex="normal" loext:padding-left="0cm" loext:padding-right="0cm" loext:padding-top="0cm" loext:padding-bottom="0.049cm" loext:border-left="none" loext:border-right="none" loext:border-top="none" loext:border-bottom="1.5pt solid #000000"/>
    </style:style>
    <style:style style:name="P61" style:family="paragraph" style:parent-style-name="Standard">
      <style:paragraph-properties fo:margin-left="0cm" fo:margin-right="0cm" fo:text-align="justify" style:justify-single-word="false" fo:orphans="2" fo:widows="2" fo:text-indent="0cm" style:auto-text-indent="false"/>
      <style:text-properties officeooo:paragraph-rsid="005ccdae"/>
    </style:style>
    <style:style style:name="P62" style:family="paragraph" style:parent-style-name="Standard">
      <style:paragraph-properties fo:margin-left="0cm" fo:margin-right="0cm" fo:text-align="justify" style:justify-single-word="false" fo:orphans="2" fo:widows="2" fo:text-indent="0cm" style:auto-text-indent="false"/>
      <style:text-properties officeooo:paragraph-rsid="005dbc22"/>
    </style:style>
    <style:style style:name="P63" style:family="paragraph" style:parent-style-name="Standard">
      <style:paragraph-properties fo:margin-left="0cm" fo:margin-right="0cm" fo:text-align="justify" style:justify-single-word="false" fo:orphans="2" fo:widows="2" fo:text-indent="0cm" style:auto-text-indent="false"/>
      <style:text-properties officeooo:paragraph-rsid="005fa0b2"/>
    </style:style>
    <style:style style:name="P64" style:family="paragraph" style:parent-style-name="Standard">
      <style:paragraph-properties fo:margin-left="0cm" fo:margin-right="0cm" fo:text-align="justify" style:justify-single-word="false" fo:orphans="2" fo:widows="2" fo:text-indent="0cm" style:auto-text-indent="false"/>
      <style:text-properties officeooo:paragraph-rsid="001ba4c3"/>
    </style:style>
    <style:style style:name="P65" style:family="paragraph" style:parent-style-name="Standard">
      <style:paragraph-properties fo:margin-left="0cm" fo:margin-right="0cm" fo:text-align="justify" style:justify-single-word="false" fo:orphans="2" fo:widows="2" fo:text-indent="0cm" style:auto-text-indent="false"/>
      <style:text-properties officeooo:paragraph-rsid="0065e84a"/>
    </style:style>
    <style:style style:name="P66" style:family="paragraph" style:parent-style-name="Standard">
      <style:paragraph-properties fo:margin-left="0cm" fo:margin-right="0cm" fo:text-align="justify" style:justify-single-word="false" fo:orphans="2" fo:widows="2" fo:text-indent="0cm" style:auto-text-indent="false"/>
      <style:text-properties fo:color="#000000" style:font-name="Liberation Sans" fo:font-size="11pt" fo:font-style="italic" style:text-underline-style="none" fo:font-weight="normal" officeooo:paragraph-rsid="001d72cc" style:font-size-asian="11pt" style:font-style-asian="italic" style:font-weight-asian="normal" style:font-size-complex="11pt" style:font-style-complex="italic" style:font-weight-complex="normal"/>
    </style:style>
    <style:style style:name="P67" style:family="paragraph" style:parent-style-name="Standard">
      <style:paragraph-properties fo:margin-left="0cm" fo:margin-right="0cm" fo:text-align="justify" style:justify-single-word="false" fo:orphans="2" fo:widows="2" fo:text-indent="0cm" style:auto-text-indent="false"/>
      <style:text-properties fo:color="#000000" style:font-name="Liberation Sans" fo:font-size="11pt" fo:font-style="italic" style:text-underline-style="none" fo:font-weight="normal" officeooo:paragraph-rsid="0031a33e" style:font-size-asian="11pt" style:font-style-asian="italic" style:font-weight-asian="normal" style:font-size-complex="11pt" style:font-style-complex="italic" style:font-weight-complex="normal"/>
    </style:style>
    <style:style style:name="P68" style:family="paragraph" style:parent-style-name="Standard">
      <style:paragraph-properties fo:margin-left="0cm" fo:margin-right="0cm" fo:text-align="justify" style:justify-single-word="false" fo:orphans="2" fo:widows="2" fo:text-indent="0cm" style:auto-text-indent="false"/>
      <style:text-properties fo:color="#000000" style:font-name="Liberation Sans" fo:font-size="11pt" fo:font-style="italic" style:text-underline-style="none" fo:font-weight="normal" officeooo:rsid="00386f28" officeooo:paragraph-rsid="00386f28" style:font-size-asian="11pt" style:font-style-asian="italic" style:font-weight-asian="normal" style:font-size-complex="11pt" style:font-style-complex="italic" style:font-weight-complex="normal"/>
    </style:style>
    <style:style style:name="T1" style:family="text">
      <style:text-properties fo:font-variant="normal" fo:text-transform="none" fo:color="#555555" style:font-name="Lato" fo:font-size="12pt" fo:letter-spacing="normal" fo:font-style="normal"/>
    </style:style>
    <style:style style:name="T2" style:family="text">
      <style:text-properties fo:font-variant="normal" fo:text-transform="none" fo:color="#555555" style:font-name="Lato" fo:font-size="12pt" fo:letter-spacing="normal" fo:font-style="normal" fo:font-weight="bold"/>
    </style:style>
    <style:style style:name="T3" style:family="text">
      <style:text-properties fo:font-variant="normal" fo:text-transform="none" fo:color="#851e1a" style:font-name="Lato" fo:font-size="12pt" fo:letter-spacing="normal" fo:font-style="normal" fo:font-weight="bold"/>
    </style:style>
    <style:style style:name="T4" style:family="text">
      <style:text-properties fo:font-variant="normal" fo:text-transform="none" fo:color="#851e1a" style:font-name="Lato" fo:font-size="12pt" fo:letter-spacing="normal" fo:font-style="normal" fo:font-weight="bold" officeooo:rsid="001d72cc"/>
    </style:style>
    <style:style style:name="T5" style:family="text">
      <style:text-properties fo:font-variant="normal" fo:text-transform="none" fo:color="#851e1a" style:font-name="Lato" fo:font-size="12pt" fo:letter-spacing="normal" fo:font-style="normal" fo:font-weight="bold" officeooo:rsid="003c6279" style:font-weight-asian="normal" style:font-weight-complex="normal"/>
    </style:style>
    <style:style style:name="T6" style:family="text">
      <style:text-properties fo:font-variant="normal" fo:text-transform="none" fo:color="#851e1a" style:font-name="Lato" fo:font-size="12pt" fo:letter-spacing="normal" fo:font-style="normal" fo:font-weight="bold" officeooo:rsid="003cb8b7" style:font-weight-asian="normal" style:font-weight-complex="normal"/>
    </style:style>
    <style:style style:name="T7" style:family="text">
      <style:text-properties fo:font-variant="normal" fo:text-transform="none" fo:color="#851e1a" style:font-name="Lato" fo:font-size="12pt" fo:letter-spacing="normal" fo:font-style="normal" fo:font-weight="bold" officeooo:rsid="004955b0" style:font-weight-asian="normal" style:font-weight-complex="normal"/>
    </style:style>
    <style:style style:name="T8" style:family="text">
      <style:text-properties fo:font-variant="normal" fo:text-transform="none" fo:color="#851e1a" style:font-name="Lato" fo:font-size="12pt" fo:letter-spacing="normal" fo:font-style="normal" fo:font-weight="bold" officeooo:rsid="004ada6d" style:font-weight-asian="normal" style:font-weight-complex="normal"/>
    </style:style>
    <style:style style:name="T9" style:family="text">
      <style:text-properties fo:font-variant="normal" fo:text-transform="none" fo:color="#851e1a" style:font-name="Lato" fo:font-size="12pt" fo:letter-spacing="normal" fo:font-style="normal" fo:font-weight="bold" officeooo:rsid="00621f17" style:font-weight-asian="normal" style:font-weight-complex="normal"/>
    </style:style>
    <style:style style:name="T10" style:family="text">
      <style:text-properties fo:font-variant="normal" fo:text-transform="none" fo:color="#851e1a" style:font-name="Lato" fo:font-size="12pt" fo:letter-spacing="normal" fo:font-style="normal" fo:font-weight="bold" officeooo:rsid="00645b33" style:font-weight-asian="normal" style:font-weight-complex="normal"/>
    </style:style>
    <style:style style:name="T11" style:family="text">
      <style:text-properties fo:font-variant="normal" fo:text-transform="none" fo:color="#851e1a" style:font-name="Lato" fo:font-size="12pt" fo:letter-spacing="normal" fo:font-style="normal" fo:font-weight="bold" officeooo:rsid="001ba4c3"/>
    </style:style>
    <style:style style:name="T12" style:family="text">
      <style:text-properties fo:font-variant="normal" fo:text-transform="none" fo:color="#851e1a" style:font-name="Lato" fo:font-size="12pt" fo:letter-spacing="normal" fo:font-style="normal" fo:font-weight="bold" officeooo:rsid="001e9a90"/>
    </style:style>
    <style:style style:name="T13" style:family="text">
      <style:text-properties fo:font-variant="normal" fo:text-transform="none" fo:color="#851e1a" style:font-name="Lato" fo:font-size="12pt" fo:letter-spacing="normal" fo:font-style="normal" fo:font-weight="bold" officeooo:rsid="002106c6"/>
    </style:style>
    <style:style style:name="T14" style:family="text">
      <style:text-properties fo:font-variant="normal" fo:text-transform="none" fo:color="#851e1a" style:font-name="Lato" fo:font-size="12pt" fo:letter-spacing="normal" fo:font-style="normal" fo:font-weight="bold" officeooo:rsid="00217fb5"/>
    </style:style>
    <style:style style:name="T15" style:family="text">
      <style:text-properties fo:font-variant="normal" fo:text-transform="none" fo:color="#851e1a" style:font-name="Lato" fo:font-size="12pt" fo:letter-spacing="normal" fo:font-style="normal" fo:font-weight="bold" officeooo:rsid="00235541"/>
    </style:style>
    <style:style style:name="T16" style:family="text">
      <style:text-properties fo:font-variant="normal" fo:text-transform="none" fo:color="#851e1a" style:font-name="Lato" fo:font-size="12pt" fo:letter-spacing="normal" fo:font-style="normal" fo:font-weight="bold" officeooo:rsid="0028bbe2"/>
    </style:style>
    <style:style style:name="T17" style:family="text">
      <style:text-properties fo:font-variant="normal" fo:text-transform="none" fo:color="#851e1a" style:font-name="Lato" fo:font-size="12pt" fo:letter-spacing="normal" fo:font-style="normal" fo:font-weight="bold" officeooo:rsid="00290835"/>
    </style:style>
    <style:style style:name="T18" style:family="text">
      <style:text-properties fo:font-variant="normal" fo:text-transform="none" fo:color="#851e1a" style:font-name="Lato" fo:font-size="12pt" fo:letter-spacing="normal" fo:font-style="normal" fo:font-weight="bold" officeooo:rsid="002a0289"/>
    </style:style>
    <style:style style:name="T19" style:family="text">
      <style:text-properties fo:font-variant="normal" fo:text-transform="none" fo:color="#851e1a" style:font-name="Lato" fo:font-size="12pt" fo:letter-spacing="normal" fo:font-style="normal" fo:font-weight="bold" officeooo:rsid="002aa890"/>
    </style:style>
    <style:style style:name="T20" style:family="text">
      <style:text-properties fo:font-variant="normal" fo:text-transform="none" fo:color="#851e1a" style:font-name="Lato" fo:font-size="12pt" fo:letter-spacing="normal" fo:font-style="normal" fo:font-weight="bold" officeooo:rsid="002bc555"/>
    </style:style>
    <style:style style:name="T21" style:family="text">
      <style:text-properties fo:font-variant="normal" fo:text-transform="none" fo:color="#851e1a" style:font-name="Lato" fo:font-size="12pt" fo:letter-spacing="normal" fo:font-style="normal" fo:font-weight="bold" officeooo:rsid="002d5613"/>
    </style:style>
    <style:style style:name="T22" style:family="text">
      <style:text-properties fo:font-variant="normal" fo:text-transform="none" fo:color="#851e1a" style:font-name="Lato" fo:font-size="12pt" fo:letter-spacing="normal" fo:font-style="normal" fo:font-weight="bold" officeooo:rsid="002e3ce3"/>
    </style:style>
    <style:style style:name="T23" style:family="text">
      <style:text-properties fo:font-variant="normal" fo:text-transform="none" fo:color="#851e1a" style:font-name="Lato" fo:font-size="12pt" fo:letter-spacing="normal" fo:font-style="normal" fo:font-weight="bold" officeooo:rsid="002ed54b"/>
    </style:style>
    <style:style style:name="T24" style:family="text">
      <style:text-properties fo:font-variant="normal" fo:text-transform="none" fo:color="#851e1a" style:font-name="Lato" fo:font-size="12pt" fo:letter-spacing="normal" fo:font-style="normal" fo:font-weight="bold" officeooo:rsid="002ef501"/>
    </style:style>
    <style:style style:name="T25" style:family="text">
      <style:text-properties fo:font-variant="normal" fo:text-transform="none" fo:color="#851e1a" style:font-name="Lato" fo:font-size="12pt" fo:letter-spacing="normal" fo:font-style="normal" fo:font-weight="bold" officeooo:rsid="0030b75f"/>
    </style:style>
    <style:style style:name="T26" style:family="text">
      <style:text-properties fo:font-variant="normal" fo:text-transform="none" fo:color="#851e1a" style:font-name="Lato" fo:font-size="12pt" fo:letter-spacing="normal" fo:font-style="normal" fo:font-weight="bold" officeooo:rsid="0031a33e"/>
    </style:style>
    <style:style style:name="T27" style:family="text">
      <style:text-properties fo:font-variant="normal" fo:text-transform="none" fo:color="#851e1a" style:font-name="Lato" fo:font-size="12pt" fo:letter-spacing="normal" fo:font-style="normal" fo:font-weight="bold" officeooo:rsid="0031c83e"/>
    </style:style>
    <style:style style:name="T28" style:family="text">
      <style:text-properties fo:font-variant="normal" fo:text-transform="none" fo:color="#851e1a" style:font-name="Lato" fo:font-size="12pt" fo:letter-spacing="normal" fo:font-style="normal" fo:font-weight="bold" officeooo:rsid="00323fea"/>
    </style:style>
    <style:style style:name="T29" style:family="text">
      <style:text-properties fo:font-variant="normal" fo:text-transform="none" fo:color="#851e1a" style:font-name="Lato" fo:font-size="12pt" fo:letter-spacing="normal" fo:font-style="normal" fo:font-weight="bold" officeooo:rsid="0032bafe"/>
    </style:style>
    <style:style style:name="T30" style:family="text">
      <style:text-properties fo:font-variant="normal" fo:text-transform="none" fo:color="#851e1a" style:font-name="Lato" fo:font-size="12pt" fo:letter-spacing="normal" fo:font-style="normal" fo:font-weight="bold" officeooo:rsid="003479ef"/>
    </style:style>
    <style:style style:name="T31" style:family="text">
      <style:text-properties fo:font-variant="normal" fo:text-transform="none" fo:color="#851e1a" style:font-name="Lato" fo:font-size="12pt" fo:letter-spacing="normal" fo:font-style="normal" fo:font-weight="bold" officeooo:rsid="003512d3"/>
    </style:style>
    <style:style style:name="T32" style:family="text">
      <style:text-properties fo:font-variant="normal" fo:text-transform="none" fo:color="#851e1a" style:font-name="Lato" fo:font-size="12pt" fo:letter-spacing="normal" fo:font-style="normal" fo:font-weight="bold" officeooo:rsid="00362fcf"/>
    </style:style>
    <style:style style:name="T33" style:family="text">
      <style:text-properties fo:font-variant="normal" fo:text-transform="none" fo:color="#851e1a" style:font-name="Lato" fo:font-size="12pt" fo:letter-spacing="normal" fo:font-style="normal" fo:font-weight="bold" officeooo:rsid="00370841"/>
    </style:style>
    <style:style style:name="T34" style:family="text">
      <style:text-properties fo:font-variant="normal" fo:text-transform="none" fo:color="#851e1a" style:font-name="Lato" fo:font-size="12pt" fo:letter-spacing="normal" fo:font-style="normal" fo:font-weight="bold" officeooo:rsid="00385084"/>
    </style:style>
    <style:style style:name="T35" style:family="text">
      <style:text-properties fo:font-variant="normal" fo:text-transform="none" fo:color="#851e1a" style:font-name="Lato" fo:font-size="12pt" fo:letter-spacing="normal" fo:font-style="normal" fo:font-weight="bold" officeooo:rsid="00386f28"/>
    </style:style>
    <style:style style:name="T36" style:family="text">
      <style:text-properties fo:font-variant="normal" fo:text-transform="none" fo:color="#851e1a" style:font-name="Lato" fo:font-size="12pt" fo:letter-spacing="normal" fo:font-style="normal" fo:font-weight="bold" officeooo:rsid="003a2f78"/>
    </style:style>
    <style:style style:name="T37" style:family="text">
      <style:text-properties fo:font-variant="normal" fo:text-transform="none" fo:color="#851e1a" style:font-name="Lato" fo:font-size="12pt" fo:letter-spacing="normal" fo:font-style="normal" fo:font-weight="bold" officeooo:rsid="003ad83e"/>
    </style:style>
    <style:style style:name="T38" style:family="text">
      <style:text-properties fo:font-variant="normal" fo:text-transform="none" fo:color="#851e1a" style:font-name="Lato" fo:font-size="12pt" fo:letter-spacing="normal" fo:font-style="normal" fo:font-weight="bold" officeooo:rsid="003b2d50"/>
    </style:style>
    <style:style style:name="T39" style:family="text">
      <style:text-properties fo:font-variant="normal" fo:text-transform="none" fo:color="#851e1a" style:font-name="Lato" fo:font-size="12pt" fo:letter-spacing="normal" fo:font-style="normal" fo:font-weight="bold" officeooo:rsid="003b5222"/>
    </style:style>
    <style:style style:name="T40" style:family="text">
      <style:text-properties fo:font-variant="normal" fo:text-transform="none" fo:color="#851e1a" style:font-name="Lato" fo:font-size="12pt" fo:letter-spacing="normal" fo:font-style="normal" fo:font-weight="bold" officeooo:rsid="00409f89"/>
    </style:style>
    <style:style style:name="T41" style:family="text">
      <style:text-properties fo:font-variant="normal" fo:text-transform="none" fo:color="#851e1a" style:font-name="Lato" fo:font-size="12pt" fo:letter-spacing="normal" fo:font-style="normal" fo:font-weight="bold" officeooo:rsid="00447726"/>
    </style:style>
    <style:style style:name="T42" style:family="text">
      <style:text-properties fo:font-variant="normal" fo:text-transform="none" fo:color="#851e1a" style:font-name="Lato" fo:font-size="12pt" fo:letter-spacing="normal" fo:font-style="normal" fo:font-weight="bold" officeooo:rsid="0044a3d8"/>
    </style:style>
    <style:style style:name="T43" style:family="text">
      <style:text-properties fo:font-variant="normal" fo:text-transform="none" fo:color="#851e1a" style:font-name="Lato" fo:font-size="12pt" fo:letter-spacing="normal" fo:font-style="normal" fo:font-weight="bold" officeooo:rsid="00466ea0"/>
    </style:style>
    <style:style style:name="T44" style:family="text">
      <style:text-properties fo:font-variant="normal" fo:text-transform="none" fo:color="#851e1a" style:font-name="Lato" fo:font-size="12pt" fo:letter-spacing="normal" fo:font-style="normal" fo:font-weight="bold" officeooo:rsid="0047f173"/>
    </style:style>
    <style:style style:name="T45" style:family="text">
      <style:text-properties fo:font-variant="normal" fo:text-transform="none" fo:color="#851e1a" style:font-name="Lato" fo:font-size="12pt" fo:letter-spacing="normal" fo:font-style="normal" fo:font-weight="bold" officeooo:rsid="004955b0"/>
    </style:style>
    <style:style style:name="T46" style:family="text">
      <style:text-properties fo:font-variant="normal" fo:text-transform="none" fo:color="#851e1a" style:font-name="Lato" fo:font-size="12pt" fo:letter-spacing="normal" fo:font-style="normal" fo:font-weight="bold" officeooo:rsid="004e85f3"/>
    </style:style>
    <style:style style:name="T47" style:family="text">
      <style:text-properties fo:font-variant="normal" fo:text-transform="none" fo:color="#851e1a" style:font-name="Lato" fo:font-size="12pt" fo:letter-spacing="normal" fo:font-style="normal" fo:font-weight="bold" officeooo:rsid="00520492"/>
    </style:style>
    <style:style style:name="T48" style:family="text">
      <style:text-properties fo:font-variant="normal" fo:text-transform="none" fo:color="#851e1a" style:font-name="Lato" fo:font-size="12pt" fo:letter-spacing="normal" fo:font-style="normal" fo:font-weight="bold" officeooo:rsid="00523746"/>
    </style:style>
    <style:style style:name="T49" style:family="text">
      <style:text-properties fo:font-variant="normal" fo:text-transform="none" fo:color="#851e1a" style:font-name="Lato" fo:font-size="12pt" fo:letter-spacing="normal" fo:font-style="normal" fo:font-weight="bold" officeooo:rsid="00523a64"/>
    </style:style>
    <style:style style:name="T50" style:family="text">
      <style:text-properties fo:font-variant="normal" fo:text-transform="none" fo:color="#851e1a" style:font-name="Lato" fo:font-size="12pt" fo:letter-spacing="normal" fo:font-style="normal" fo:font-weight="bold" officeooo:rsid="00539330"/>
    </style:style>
    <style:style style:name="T51" style:family="text">
      <style:text-properties fo:font-variant="normal" fo:text-transform="none" fo:color="#851e1a" style:font-name="Lato" fo:font-size="12pt" fo:letter-spacing="normal" fo:font-style="normal" fo:font-weight="bold" officeooo:rsid="00557f25"/>
    </style:style>
    <style:style style:name="T52" style:family="text">
      <style:text-properties fo:font-variant="normal" fo:text-transform="none" fo:color="#851e1a" style:font-name="Lato" fo:font-size="12pt" fo:letter-spacing="normal" fo:font-style="normal" fo:font-weight="bold" officeooo:rsid="00570a69"/>
    </style:style>
    <style:style style:name="T53" style:family="text">
      <style:text-properties fo:font-variant="normal" fo:text-transform="none" fo:color="#851e1a" style:font-name="Lato" fo:font-size="12pt" fo:letter-spacing="normal" fo:font-style="normal" fo:font-weight="bold" officeooo:rsid="005ccdae"/>
    </style:style>
    <style:style style:name="T54" style:family="text">
      <style:text-properties fo:font-variant="normal" fo:text-transform="none" fo:color="#851e1a" style:font-name="Lato" fo:font-size="12pt" fo:letter-spacing="normal" fo:font-style="normal" fo:font-weight="bold" officeooo:rsid="005ce155"/>
    </style:style>
    <style:style style:name="T55" style:family="text">
      <style:text-properties fo:font-variant="normal" fo:text-transform="none" fo:color="#851e1a" style:font-name="Lato" fo:font-size="12pt" fo:letter-spacing="normal" fo:font-style="normal" fo:font-weight="bold" officeooo:rsid="005dbc22"/>
    </style:style>
    <style:style style:name="T56" style:family="text">
      <style:text-properties fo:font-variant="normal" fo:text-transform="none" fo:color="#851e1a" style:font-name="Lato" fo:font-size="12pt" fo:letter-spacing="normal" fo:font-style="normal" fo:font-weight="bold" officeooo:rsid="005fa0b2"/>
    </style:style>
    <style:style style:name="T57" style:family="text">
      <style:text-properties fo:font-variant="normal" fo:text-transform="none" fo:color="#851e1a" style:font-name="Lato" fo:font-size="12pt" fo:letter-spacing="normal" fo:font-style="normal" fo:font-weight="bold" officeooo:rsid="006190f4"/>
    </style:style>
    <style:style style:name="T58" style:family="text">
      <style:text-properties fo:font-variant="normal" fo:text-transform="none" fo:color="#851e1a" style:font-name="Lato" fo:font-size="12pt" fo:letter-spacing="normal" fo:font-style="normal" fo:font-weight="bold" officeooo:rsid="00621f17"/>
    </style:style>
    <style:style style:name="T59" style:family="text">
      <style:text-properties fo:font-variant="normal" fo:text-transform="none" fo:color="#851e1a" style:font-name="Lato" fo:font-size="12pt" fo:letter-spacing="normal" fo:font-style="normal" fo:font-weight="bold" officeooo:rsid="006372e1"/>
    </style:style>
    <style:style style:name="T60" style:family="text">
      <style:text-properties fo:font-variant="normal" fo:text-transform="none" fo:color="#851e1a" style:font-name="Lato" fo:font-size="12pt" fo:letter-spacing="normal" fo:font-style="normal" fo:font-weight="bold" officeooo:rsid="00645b33"/>
    </style:style>
    <style:style style:name="T61" style:family="text">
      <style:text-properties fo:font-variant="normal" fo:text-transform="none" fo:color="#851e1a" style:font-name="Lato" fo:font-size="12pt" fo:letter-spacing="normal" fo:font-style="normal" fo:font-weight="bold" officeooo:rsid="0065e84a"/>
    </style:style>
    <style:style style:name="T62" style:family="text">
      <style:text-properties fo:font-variant="normal" fo:text-transform="none" fo:letter-spacing="normal"/>
    </style:style>
    <style:style style:name="T63" style:family="text">
      <style:text-properties fo:font-variant="normal" fo:text-transform="none" fo:letter-spacing="normal" officeooo:rsid="001d72cc"/>
    </style:style>
    <style:style style:name="T64" style:family="text">
      <style:text-properties fo:font-variant="normal" fo:text-transform="none" style:text-line-through-style="none" style:text-line-through-type="none" fo:letter-spacing="normal" officeooo:rsid="0031a33e" style:text-blinking="false" fo:background-color="transparent" loext:char-shading-value="0" loext:padding-left="0cm" loext:padding-right="0cm" loext:padding-top="0cm" loext:padding-bottom="0.049cm" loext:border-left="none" loext:border-right="none" loext:border-top="none" loext:border-bottom="1.5pt solid #000000"/>
    </style:style>
    <style:style style:name="T65" style:family="text">
      <style:text-properties fo:font-variant="normal" fo:text-transform="none" style:text-line-through-style="none" style:text-line-through-type="none" fo:letter-spacing="normal" style:text-blinking="false" fo:background-color="transparent" loext:char-shading-value="0" loext:padding-left="0cm" loext:padding-right="0cm" loext:padding-top="0cm" loext:padding-bottom="0.049cm" loext:border-left="none" loext:border-right="none" loext:border-top="none" loext:border-bottom="1.5pt solid #000000"/>
    </style:style>
    <style:style style:name="T66" style:family="text">
      <style:text-properties fo:font-variant="normal" fo:text-transform="none" style:text-line-through-style="none" style:text-line-through-type="none" fo:letter-spacing="normal" officeooo:rsid="003b5222" style:text-blinking="false" fo:background-color="transparent" loext:char-shading-value="0" loext:padding-left="0cm" loext:padding-right="0cm" loext:padding-top="0cm" loext:padding-bottom="0.049cm" loext:border-left="none" loext:border-right="none" loext:border-top="none" loext:border-bottom="1.5pt solid #000000"/>
    </style:style>
    <style:style style:name="T67" style:family="text">
      <style:text-properties fo:font-variant="normal" fo:text-transform="none" fo:color="#000000" style:font-name="Liberation Sans"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68" style:family="text">
      <style:text-properties fo:font-variant="normal" fo:text-transform="none" fo:color="#000000" style:font-name="Liberation Sans" fo:font-size="11pt" fo:letter-spacing="normal" fo:font-style="italic" style:text-underline-style="none" fo:font-weight="normal" officeooo:rsid="001d72cc" style:font-size-asian="11pt" style:font-style-asian="italic" style:font-weight-asian="normal" style:font-size-complex="11pt" style:font-style-complex="italic" style:font-weight-complex="normal"/>
    </style:style>
    <style:style style:name="T69" style:family="text">
      <style:text-properties fo:font-variant="normal" fo:text-transform="none" fo:color="#000000" style:font-name="Liberation Sans" fo:font-size="11pt" fo:letter-spacing="normal" fo:font-style="italic" style:text-underline-style="none" fo:font-weight="normal" officeooo:rsid="001e9a90" style:font-size-asian="11pt" style:font-style-asian="italic" style:font-weight-asian="normal" style:font-size-complex="11pt" style:font-style-complex="italic" style:font-weight-complex="normal"/>
    </style:style>
    <style:style style:name="T70" style:family="text">
      <style:text-properties fo:font-variant="normal" fo:text-transform="none" fo:color="#000000" style:font-name="Liberation Sans" fo:font-size="11pt" fo:letter-spacing="normal" fo:font-style="italic" style:text-underline-style="none" fo:font-weight="normal" officeooo:rsid="005fa0b2" style:font-size-asian="11pt" style:font-style-asian="italic" style:font-weight-asian="normal" style:font-size-complex="11pt" style:font-style-complex="italic" style:font-weight-complex="normal"/>
    </style:style>
    <style:style style:name="T71" style:family="text">
      <style:text-properties fo:font-variant="normal" fo:text-transform="none" fo:color="#000000" style:text-line-through-style="none" style:text-line-through-type="none" style:font-name="Liberation Sans" fo:font-size="11pt" fo:letter-spacing="normal" fo:font-style="italic" style:text-underline-style="none" fo:font-weight="normal" style:text-blinking="false" style:font-size-asian="11pt" style:font-style-asian="italic" style:font-weight-asian="normal" style:font-size-complex="11pt" style:font-style-complex="italic" style:font-weight-complex="normal" loext:padding-left="0cm" loext:padding-right="0cm" loext:padding-top="0cm" loext:padding-bottom="0.049cm" loext:border-left="none" loext:border-right="none" loext:border-top="none" loext:border-bottom="1.5pt solid #000000"/>
    </style:style>
    <style:style style:name="T72" style:family="text">
      <style:text-properties fo:font-variant="normal" fo:text-transform="none" fo:color="#000000" style:text-line-through-style="none" style:text-line-through-type="none" style:font-name="Liberation Sans" fo:font-size="11pt" fo:letter-spacing="normal" fo:font-style="italic" style:text-underline-style="none" fo:font-weight="normal" officeooo:rsid="005ccdae" style:text-blinking="false" style:font-size-asian="11pt" style:font-style-asian="italic" style:font-weight-asian="normal" style:font-size-complex="11pt" style:font-style-complex="italic" style:font-weight-complex="normal" loext:padding-left="0cm" loext:padding-right="0cm" loext:padding-top="0cm" loext:padding-bottom="0.049cm" loext:border-left="none" loext:border-right="none" loext:border-top="none" loext:border-bottom="1.5pt solid #000000"/>
    </style:style>
    <style:style style:name="T73" style:family="text">
      <style:text-properties fo:font-variant="normal" fo:text-transform="none" fo:color="#000000" style:text-line-through-style="none" style:text-line-through-type="none" style:font-name="Liberation Sans" fo:font-size="11pt" fo:letter-spacing="normal" fo:font-style="italic" style:text-underline-style="none" fo:font-weight="normal" style:text-blinking="false" style:font-size-asian="11pt" style:font-style-asian="italic" style:font-weight-asian="normal" style:font-size-complex="11pt" style:font-style-complex="italic" style:font-weight-complex="normal" loext:padding="0cm" loext:border="none"/>
    </style:style>
    <style:style style:name="T74" style:family="text">
      <style:text-properties fo:font-variant="normal" fo:text-transform="none" fo:color="#000000" style:text-line-through-style="none" style:text-line-through-type="none" style:font-name="Liberation Sans" fo:font-size="11pt" fo:letter-spacing="normal" fo:font-style="italic" style:text-underline-style="none" fo:font-weight="normal" style:text-blinking="false" fo:background-color="#0679a2" loext:char-shading-value="0" style:font-size-asian="11pt" style:font-style-asian="italic" style:font-weight-asian="normal" style:font-size-complex="11pt" style:font-style-complex="italic" style:font-weight-complex="normal" loext:padding-left="0cm" loext:padding-right="0cm" loext:padding-top="0cm" loext:padding-bottom="0.049cm" loext:border-left="none" loext:border-right="none" loext:border-top="none" loext:border-bottom="1.5pt solid #000000"/>
    </style:style>
    <style:style style:name="T75" style:family="text">
      <style:text-properties fo:font-variant="normal" fo:text-transform="none" fo:color="#000000" style:text-line-through-style="none" style:text-line-through-type="none" style:font-name="Liberation Sans" fo:font-size="11pt" fo:letter-spacing="normal" fo:font-style="italic" style:text-underline-style="none" fo:font-weight="normal" style:text-blinking="false" fo:background-color="transparent" loext:char-shading-value="0" style:font-size-asian="11pt" style:font-style-asian="italic" style:font-weight-asian="normal" style:font-size-complex="11pt" style:font-style-complex="italic" style:font-weight-complex="normal" loext:padding-left="0cm" loext:padding-right="0cm" loext:padding-top="0cm" loext:padding-bottom="0.049cm" loext:border-left="none" loext:border-right="none" loext:border-top="none" loext:border-bottom="1.5pt solid #000000"/>
    </style:style>
    <style:style style:name="T76" style:family="text">
      <style:text-properties fo:font-variant="normal" fo:text-transform="none" fo:color="#000000" style:text-line-through-style="none" style:text-line-through-type="none" style:font-name="Liberation Sans" fo:font-size="11pt" fo:letter-spacing="normal" fo:font-style="italic" style:text-underline-style="none" fo:font-weight="normal" officeooo:rsid="0031a33e" style:text-blinking="false" fo:background-color="transparent" loext:char-shading-value="0" style:font-size-asian="11pt" style:font-style-asian="italic" style:font-weight-asian="normal" style:font-size-complex="11pt" style:font-style-complex="italic" style:font-weight-complex="normal" loext:padding-left="0cm" loext:padding-right="0cm" loext:padding-top="0cm" loext:padding-bottom="0.049cm" loext:border-left="none" loext:border-right="none" loext:border-top="none" loext:border-bottom="1.5pt solid #000000"/>
    </style:style>
    <style:style style:name="T77" style:family="text">
      <style:text-properties fo:font-variant="normal" fo:text-transform="none" fo:color="#000000" style:text-line-through-style="none" style:text-line-through-type="none" style:font-name="Liberation Sans" fo:font-size="11pt" fo:letter-spacing="normal" fo:font-style="italic" style:text-underline-style="none" fo:font-weight="normal" officeooo:rsid="005ccdae" style:text-blinking="false" fo:background-color="transparent" loext:char-shading-value="0" style:font-size-asian="11pt" style:font-style-asian="italic" style:font-weight-asian="normal" style:font-size-complex="11pt" style:font-style-complex="italic" style:font-weight-complex="normal" loext:padding-left="0cm" loext:padding-right="0cm" loext:padding-top="0cm" loext:padding-bottom="0.049cm" loext:border-left="none" loext:border-right="none" loext:border-top="none" loext:border-bottom="1.5pt solid #000000"/>
    </style:style>
    <style:style style:name="T78" style:family="text">
      <style:text-properties fo:font-variant="normal" fo:text-transform="none" fo:color="#000000" style:text-line-through-style="none" style:text-line-through-type="none" style:font-name="Liberation Sans" fo:font-size="11pt" fo:letter-spacing="normal" fo:font-style="italic" fo:font-weight="normal" officeooo:rsid="001d72cc" style:text-blinking="false" style:font-size-asian="11pt" style:font-style-asian="italic" style:font-weight-asian="normal" style:font-size-complex="11pt" style:font-style-complex="italic" style:font-weight-complex="normal" loext:padding-left="0cm" loext:padding-right="0cm" loext:padding-top="0cm" loext:padding-bottom="0.049cm" loext:border-left="none" loext:border-right="none" loext:border-top="none" loext:border-bottom="1.5pt solid #000000"/>
    </style:style>
    <style:style style:name="T79" style:family="text">
      <style:text-properties fo:font-variant="normal" fo:text-transform="none" fo:color="#000000" style:text-line-through-style="none" style:text-line-through-type="none" style:font-name="Liberation Sans" fo:font-size="11pt" fo:letter-spacing="normal" fo:font-style="italic" fo:font-weight="normal" officeooo:rsid="0031a33e" style:text-blinking="false" style:font-size-asian="11pt" style:font-style-asian="italic" style:font-weight-asian="normal" style:font-size-complex="11pt" style:font-style-complex="italic" style:font-weight-complex="normal" loext:padding-left="0cm" loext:padding-right="0cm" loext:padding-top="0cm" loext:padding-bottom="0.049cm" loext:border-left="none" loext:border-right="none" loext:border-top="none" loext:border-bottom="1.5pt solid #000000"/>
    </style:style>
    <style:style style:name="T80" style:family="text">
      <style:text-properties fo:font-variant="normal" fo:text-transform="none" fo:color="#000000" style:text-line-through-style="none" style:text-line-through-type="none" style:font-name="Liberation Sans" fo:font-size="11pt" fo:letter-spacing="normal" fo:font-style="italic" fo:font-weight="normal" style:text-blinking="false" style:font-size-asian="11pt" style:font-style-asian="italic" style:font-weight-asian="normal" style:font-size-complex="11pt" style:font-style-complex="italic" style:font-weight-complex="normal" loext:padding-left="0cm" loext:padding-right="0cm" loext:padding-top="0cm" loext:padding-bottom="0.049cm" loext:border-left="none" loext:border-right="none" loext:border-top="none" loext:border-bottom="1.5pt solid #000000"/>
    </style:style>
    <style:style style:name="T81" style:family="text">
      <style:text-properties officeooo:rsid="003512d3"/>
    </style:style>
    <style:style style:name="T82" style:family="text">
      <style:text-properties officeooo:rsid="0047f173"/>
    </style:style>
    <style:style style:name="T83" style:family="text">
      <style:text-properties officeooo:rsid="00362fcf"/>
    </style:style>
    <style:style style:name="T84" style:family="text">
      <style:text-properties officeooo:rsid="004955b0"/>
    </style:style>
    <style:style style:name="T85" style:family="text">
      <style:text-properties officeooo:rsid="00523746"/>
    </style:style>
    <style:style style:name="T86" style:family="text">
      <style:text-properties officeooo:rsid="00570a69"/>
    </style:style>
    <style:style style:name="T87" style:family="text">
      <style:text-properties officeooo:rsid="005bcb4a"/>
    </style:style>
    <style:style style:name="T88" style:family="text">
      <style:text-properties fo:color="#000000" style:font-name="Liberation Sans" fo:font-size="11pt" fo:font-style="italic" style:text-underline-style="none" fo:font-weight="normal" style:font-size-asian="11pt" style:font-style-asian="italic" style:font-weight-asian="normal" style:font-size-complex="11pt" style:font-style-complex="italic" style:font-weight-complex="normal"/>
    </style:style>
    <style:style style:name="T89" style:family="text">
      <style:text-properties fo:color="#000000" style:font-name="Liberation Sans" fo:font-size="11pt" fo:font-style="italic" fo:font-weight="normal" style:font-size-asian="11pt" style:font-style-asian="italic" style:font-weight-asian="normal" style:font-size-complex="11pt" style:font-style-complex="italic" style:font-weight-complex="normal"/>
    </style:style>
    <style:style style:name="T90" style:family="text">
      <style:text-properties officeooo:rsid="0044a3d8"/>
    </style:style>
    <style:style style:name="T91" style:family="text">
      <style:text-properties officeooo:rsid="005dbc22"/>
    </style:style>
    <style:style style:name="T92" style:family="text">
      <style:text-properties officeooo:rsid="00235541"/>
    </style:style>
    <style:style style:name="T93" style:family="text">
      <style:text-properties officeooo:rsid="006190f4"/>
    </style:style>
    <style:style style:name="T94" style:family="text">
      <style:text-properties officeooo:rsid="003a2f78"/>
    </style:style>
    <style:style style:name="T95" style:family="text">
      <style:text-properties officeooo:rsid="00621f17"/>
    </style:style>
    <style:style style:name="T96" style:family="text">
      <style:text-properties officeooo:rsid="0028bbe2"/>
    </style:style>
    <style:style style:name="T97" style:family="text">
      <style:text-properties officeooo:rsid="006372e1"/>
    </style:style>
    <style:style style:name="T98" style:family="text">
      <style:text-properties officeooo:rsid="0032bafe"/>
    </style:style>
    <style:style style:name="T99" style:family="text">
      <style:text-properties officeooo:rsid="0065e84a"/>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Please provide a draft title or explanation of your research area. You can change this later. </text:span><text:span text:style-name="T3">*</text:span></text:p>
      <text:p text:style-name="P23"/>
      <text:p text:style-name="P3"><text:span text:style-name="T14">Improving inference of </text:span><text:span text:style-name="T40">pathogen transmissibility and effects of interventions</text:span><text:span text:style-name="T14"> </text:span><text:span text:style-name="T16">d</text:span><text:span text:style-name="T14">uring </text:span><text:span text:style-name="T16">epidemic</text:span><text:span text:style-name="T58">s</text:span><text:span text:style-name="T14">.</text:span></text:p>
      <text:p text:style-name="P23"/>
      <text:p text:style-name="P2"><text:span text:style-name="T2">Please describe your proposed project, including the core research question(s) you seek to address, and your research approaches/methodologies. Please provide as much detail as possible, and avoid generalisations. </text:span><text:span text:style-name="T3">*</text:span></text:p>
      <text:p text:style-name="P24"/>
      <text:p text:style-name="P44">Project Overview</text:p>
      <text:p text:style-name="P24"/>
      <text:p text:style-name="P26">One of the main ways to characterise transmissibility and effectiveness of interventions is to estimate the time-dependent reproduction number, R_t <text:span text:style-name="T87">[10]</text:span>.</text:p>
      <text:p text:style-name="P26"/>
      <text:p text:style-name="P4"><text:span text:style-name="T26">The </text:span><text:span text:style-name="T27">primary focus</text:span><text:span text:style-name="T26"> of my proposed project is to discuss the limitations of existing </text:span><text:span text:style-name="T46">methods (which make use of Bayesian inference techniques and branching process theory)</text:span><text:span text:style-name="T26"> for R_t inference, and to investigate </text:span><text:span text:style-name="T27">potential improvements to these methods.</text:span></text:p>
      <text:p text:style-name="P29"/>
      <text:p text:style-name="P45">Open research questions and my <text:span text:style-name="T95">proposed </text:span>project</text:p>
      <text:p text:style-name="P29"/>
      <text:p text:style-name="P7"><text:span text:style-name="T21">A very broad concern is</text:span><text:span text:style-name="T20"> whether or not </text:span><text:span text:style-name="T21">the</text:span><text:span text:style-name="T23"> a)</text:span><text:span text:style-name="T21"> </text:span><text:span text:style-name="T22">response to</text:span><text:span text:style-name="T21"> </text:span><text:span text:style-name="T22">and/or </text:span><text:span text:style-name="T23">b) </text:span><text:span text:style-name="T22">methodology</text:span><text:span text:style-name="T21"> for </text:span><text:span text:style-name="T22">generating</text:span><text:span text:style-name="T20"> R_t estimates can be improved.</text:span></text:p>
      <text:p text:style-name="P30"/>
      <text:p text:style-name="P8"><text:span text:style-name="T21">R</text:span><text:span text:style-name="T22">elated to </text:span><text:span text:style-name="T23">a)</text:span><text:span text:style-name="T22"> is measuring how public health measures correspond to the spread of a pathogen through a population. Detailed analysis of </text:span><text:span text:style-name="T25">how </text:span><text:span text:style-name="T23">these </text:span><text:span text:style-name="T31">public health</text:span><text:span text:style-name="T23"> measures have impacted R_t can provide evidence for policy makers during future outbreaks about which interventions control infections most effectively.</text:span></text:p>
      <text:p text:style-name="P31"/>
      <text:p text:style-name="P9"><text:span text:style-name="T48">My</text:span><text:span text:style-name="T23"> </text:span><text:span text:style-name="T42">initially </text:span><text:span text:style-name="T23">proposed project would focus more heavily on matters concerning b). Specifically, there has </text:span><text:span text:style-name="T24">only been preliminary research </text:span><text:span text:style-name="T56">([9], [11])</text:span><text:span text:style-name="T24"> undertaken into whether the serial/generation interval varies with time. Typically, </text:span><text:span text:style-name="T25">a serial interval is estimated at the beginning of a pandemic, but is not then updated throughout. Thi</text:span><text:span text:style-name="T27">s is despite the fact that since these initial calculations, there are numerous factors that will change both i) the interaction between the pathogen and the host (e.g. the pathogen mutates, triggering a </text:span><text:span text:style-name="T31">d</text:span><text:span text:style-name="T27">ifferent immune response from the host) and ii) the behaviour between hosts (e.g. a public health measure that reduces the probability of a primary case infecting a secondary case X days after the primary symptom onset.) </text:span><text:span text:style-name="T42">Considering the second example, </text:span><text:span text:style-name="T47">one</text:span><text:span text:style-name="T42"> can see that the ‘window of </text:span><text:span text:style-name="T43">infection </text:span><text:span text:style-name="T42">opportunity’ for the average infectious person </text:span><text:span text:style-name="T43">will be</text:span><text:span text:style-name="T42"> reduced (they may be legally obliged to quarantine once they have tested positive.) This implies that </text:span><text:span text:style-name="T43">the </text:span><text:span text:style-name="T54">serial interval distribution will shift to have a greater probability mass </text:span><text:span text:style-name="T55">centred around an earlier </text:span><text:span text:style-name="T59">delay-</text:span><text:span text:style-name="T55">time. We can hypothesise that continued public health measures will drive a continuously shifting serial interval through time.</text:span></text:p>
      <text:p text:style-name="P32"/>
      <text:p text:style-name="P44">Proposed Case Study</text:p>
      <text:p text:style-name="P32"/>
      <text:p text:style-name="P10"><text:span text:style-name="T32">I</text:span><text:span text:style-name="T25"> </text:span><text:span text:style-name="T32">plan to</text:span><text:span text:style-name="T25"> </text:span><text:span text:style-name="T27">analys</text:span><text:span text:style-name="T32">e</text:span><text:span text:style-name="T27"> </text:span><text:span text:style-name="T28">a</text:span><text:span text:style-name="T27"> real world data-</text:span><text:span text:style-name="T29">set (from the 2018-2020 Ebola epidemic in Beni </text:span><text:span text:style-name="T57">Health Zone</text:span><text:span text:style-name="T29">, </text:span><text:span text:style-name="T57">North Kivu Province,</text:span><text:span text:style-name="T29"> DRC)</text:span><text:span text:style-name="T27"> to </text:span><text:span text:style-name="T25">investigate what </text:span><text:span text:style-name="T29">e</text:span><text:span text:style-name="T25">ffect including/not including serial interval updates has on the inferred </text:span><text:span text:style-name="T28">reproduction number. </text:span><text:span text:style-name="T29">From this I hope to develop </text:span><text:span text:style-name="T30">the </text:span><text:span text:style-name="T29">current understanding of how </text:span><text:span text:style-name="T30">accurate serial intervals need to be, in order to recover </text:span><text:soft-page-break/><text:span text:style-name="T30">accurate R_t estimates. This analysis will involve Bayesian inference for the R_t inference using the data discussed, as well as standard analytical techniques to discuss theoretical inference. </text:span></text:p>
      <text:p text:style-name="P33"/>
      <text:p text:style-name="P10"><text:span text:style-name="T30">The mechanism behind transmission of the Ebola virus suggests a non-negative serial distribution </text:span><text:span text:style-name="T32">(which is ideal for the methodology proposed). </text:span><text:span text:style-name="T43">A negative serial interval includes the possibility that an infector may display symptoms after the infectee, despite the infectee being infected after the infector. Although it is possible to extend </text:span><text:span text:style-name="T48">the original</text:span><text:span text:style-name="T43"> method in this direction, it is not straight forward.</text:span><text:span text:style-name="T30"> This, in combination with using data from the second largest Ebola virus outbreak in history, lends itself favourably to an excellent case-study, where many insights can be inferred robustly.</text:span></text:p>
      <text:p text:style-name="P55"/>
      <text:p text:style-name="P45">Further work</text:p>
      <text:p text:style-name="P24"/>
      <text:p text:style-name="P10"><text:span text:style-name="T30">Finally, there is scope within the time-frame of this PhD project to investigate more broadly and thoroughly how these approaches to R_t estimates can be extended to include greater epidemiological realism. For example, can the Bayesian inference methods be combined with spatial and/or age structures to develop a better picture of </text:span><text:span text:style-name="T31">how </text:span><text:span text:style-name="T30">an outbreak is spreading through </text:span><text:span text:style-name="T31">a population? Can these methods be used effectively </text:span><text:span text:style-name="T32">b</text:span><text:span text:style-name="T31">y multiple local constituencies? At what scale is this most effectively applied? </text:span></text:p>
      <text:p text:style-name="P34"/>
      <text:p text:style-name="P24"/>
      <text:p text:style-name="P11"><text:span text:style-name="T2">External partner provision </text:span><text:span text:style-name="T3">*</text:span></text:p>
      <text:p text:style-name="P25"/>
      <text:p text:style-name="P51">The external partner for this project is Jonathan Polonsky (<text:span text:style-name="T95">Epidemiologist, </text:span>World Health Organisation). <text:span text:style-name="T82">He has sourced </text:span><text:span text:style-name="T81">the data from the </text:span><text:span text:style-name="T98">018-2020 Ebola epidemic in Beni </text:span><text:span text:style-name="T93">Health Zone</text:span><text:span text:style-name="T98">, </text:span><text:span text:style-name="T93">North Kivu Province,</text:span><text:span text:style-name="T98"> DRC</text:span><text:span text:style-name="T81">, w</text:span><text:span text:style-name="T83">hich enables the standard calculation of R_t, as well as the calculation of updated serial interval estimates through time.</text:span></text:p>
      <text:p text:style-name="P35"/>
      <text:p text:style-name="P12"><text:span text:style-name="T48">My</text:span><text:span text:style-name="T32"> collaborator plans to attend monthly meetings, providing a unique understanding and interpretation of the data, as well as local situational awareness and experience in dealing with outbreak response scenarios. </text:span><text:span text:style-name="T49">The bi-directional communication with Jonathan will enable me to tailor the research to partners of the WHO, who have shared interests in my work.</text:span></text:p>
      <text:p text:style-name="P25"/>
      <text:p text:style-name="P25"/>
      <text:p text:style-name="P11"><text:span text:style-name="T2">Please describe the relevance of the project to your external (non-university) partner organisation, and how this project provides a route to real-world impact </text:span><text:span text:style-name="T3">*</text:span></text:p>
      <text:p text:style-name="P25"/>
      <text:p text:style-name="P13"><text:span text:style-name="T35">My</text:span><text:span text:style-name="T33"> collaborator’</text:span><text:span text:style-name="T44">s organisation</text:span><text:span text:style-name="T33"> has the following</text:span><text:span text:style-name="T13"> mission statement:</text:span></text:p>
      <text:p text:style-name="P36"/>
      <text:p text:style-name="P36">“To advocate and catalyze global and country actions to resolve the human resources for health crisis, to support the achievement of the health-related millennium development goals and health for all.”</text:p>
      <text:p text:style-name="P36"/>
      <text:p text:style-name="P13"><text:span text:style-name="T13">Central to responding to health crises is the ability to effectively monitor </text:span><text:span text:style-name="T33">the state of </text:span><text:span text:style-name="T34">an</text:span><text:span text:style-name="T33"> </text:span><text:span text:style-name="T34">epi</text:span><text:span text:style-name="T33">demic. The </text:span><text:span text:style-name="T42">time-dependent</text:span><text:span text:style-name="T33"> reproduction number is an essential statistic in this process, and as a result this project is highly relevant to </text:span><text:span text:style-name="T48">my</text:span><text:span text:style-name="T33"> external partner’</text:span><text:span text:style-name="T44">s organisation</text:span><text:span text:style-name="T33">.</text:span></text:p>
      <text:p text:style-name="P25"/>
      <text:p text:style-name="P14"><text:soft-page-break/><text:span text:style-name="T34">With regards to a route to impacting the world, t</text:span><text:span text:style-name="T33">he</text:span><text:span text:style-name="T34">re are three obvious</text:span><text:span text:style-name="T33"> </text:span><text:span text:style-name="T34">mediums</text:span><text:span text:style-name="T33"> </text:span><text:span text:style-name="T34">that I can envisage:</text:span></text:p>
      <text:p text:style-name="P37"/>
      <text:p text:style-name="P62"><text:span text:style-name="T34">1) Currently </text:span><text:span text:style-name="T59">multiple</text:span><text:span text:style-name="T34"> research groups (several universities, Public Health England and the Joint Biosecurity Centre) contribute to the estimate that the UK Health Security Agency provides </text:span><text:span text:style-name="T35">[7]. A potentially immediate impact is that my work could contribute to refining these published estimates, which could then influence policy change </text:span><text:span text:style-name="T58">globally</text:span><text:span text:style-name="T35">.</text:span></text:p>
      <text:p text:style-name="P62"><text:span text:style-name="T34">2) Presenting my findings at conferences/talks, which other </text:span><text:span text:style-name="T58">infectious disease modellers</text:span><text:span text:style-name="T34"> in the Mathematical Epidemiology field attend </text:span><text:span text:style-name="T59">is a well-established method for publicising my research</text:span><text:span text:style-name="T34">. This work can then make a meaningful contribution to the field and be implemented by other </text:span><text:span text:style-name="T58">modellers</text:span><text:span text:style-name="T34"> also working on improving R_t inference. Additionally, releasing user-friendly code to an open source platform such as GitHub will enable accessibility to the work I have done.</text:span></text:p>
      <text:p text:style-name="P38">3) Another route to real world impact is the extension of an existing online software interface, called EpiEstim App [8], which can be used readily by anyone. My work could extend this existing app by adding an option for those who wish to generate a non-static serial interval, which updates <text:span text:style-name="T91">through</text:span> time.</text:p>
      <text:p text:style-name="P38"/>
      <text:p text:style-name="P15"><text:span text:style-name="T35">T</text:span><text:span text:style-name="T36">hroughout this process, </text:span><text:span text:style-name="T47">I</text:span><text:span text:style-name="T36"> a</text:span><text:span text:style-name="T47">m</text:span><text:span text:style-name="T36"> also confident that the bi-directional communication with <text:s/></text:span><text:span text:style-name="T47">my</text:span><text:span text:style-name="T36"> collaborator at WHO will help inform the progress of the project to involve more beneficiaries/end-users e.g. partners of WHO who share an interest in R_t inference </text:span><text:span text:style-name="T59">or</text:span><text:span text:style-name="T36"> the </text:span><text:span text:style-name="T47">collaborator</text:span><text:span text:style-name="T36"> themselves who also have specific interests.</text:span></text:p>
      <text:p text:style-name="P25"/>
      <text:p text:style-name="P11"><draw:frame draw:style-name="fr1" draw:name="Frame1" text:anchor-type="char" svg:width="0.041cm" draw:z-index="0"><draw:text-box fo:min-height="0.041cm"><text:p text:style-name="P1">(required)</text:p></draw:text-box></draw:frame><text:span text:style-name="T2">The context of the research </text:span><text:span text:style-name="T3">*</text:span></text:p>
      <text:p text:style-name="P25"/>
      <text:p text:style-name="P11"><text:span text:style-name="T11">The threat that infectious diseases pose to plants, animals and humans is one of significant consequence globally </text:span><text:span text:style-name="T4">[1]</text:span><text:span text:style-name="T11">. </text:span><text:span text:style-name="T12">C</text:span><text:span text:style-name="T4">ontrol of infectious diseases through </text:span><text:span text:style-name="T44">public health</text:span><text:span text:style-name="T15"> measures</text:span><text:span text:style-name="T4"> is an intensely researched area </text:span><text:span text:style-name="T12">(due to their effectiveness [2])</text:span><text:span text:style-name="T4">, particularly during the </text:span><text:span text:style-name="T55">early</text:span><text:span text:style-name="T4"> stage of an epidemic.</text:span></text:p>
      <text:p text:style-name="P52"/>
      <text:p text:style-name="P65"><text:span text:style-name="T36">Since the turn of the century, c</text:span><text:span text:style-name="T15">ontinual tracking of </text:span><text:span text:style-name="T61">the </text:span><text:span text:style-name="T42">time-dependent</text:span><text:span text:style-name="T16"> reproduction number,</text:span><text:span text:style-name="T15"> R_t, </text:span><text:span text:style-name="T36">has increasingly become more</text:span><text:span text:style-name="T15"> help</text:span><text:span text:style-name="T36">ful to</text:span><text:span text:style-name="T15"> guide how interventions should change through time. </text:span><text:span text:style-name="T16">R_t is defined as the expected number of secondary cases generated by an infectious case once an epidemic is underway </text:span><text:span text:style-name="T61">[3]</text:span><text:span text:style-name="T16">. </text:span><text:span text:style-name="T17">This statistic indicates the magnitude of the intervention required to control the outbreak </text:span><text:span text:style-name="T41">(e.g. the proportion of contacts that must be prevented for cases numbers to begin falling)</text:span><text:span text:style-name="T17">, for the given pathogen. Given perfect contact tracing information, </text:span><text:span text:style-name="T48">inferring the time dependent reproductive number</text:span><text:span text:style-name="T17"> </text:span><text:span text:style-name="T48">(at time t)</text:span><text:span text:style-name="T17"> would be as simple as </text:span><text:span text:style-name="T18">counting the average number of secondary cases that a primary case generates </text:span><text:span text:style-name="T48">at time t</text:span><text:span text:style-name="T18">. </text:span><text:span text:style-name="T53">It is important to note that we require real-time estimates to inform decision making but the ‘perfect information’ approach described here can only be generated retrospectively.</text:span></text:p>
      <text:p text:style-name="P53"/>
      <text:p text:style-name="P65"><text:span text:style-name="T18">In reality, such information is not available </text:span><text:span text:style-name="T23">and instead</text:span><text:span text:style-name="T18">, R_t </text:span><text:span text:style-name="T19">inference is estimated using two </text:span><text:span text:style-name="T28">types</text:span><text:span text:style-name="T19"> of data. One </text:span><text:span text:style-name="T41">data type is</text:span><text:span text:style-name="T19"> incidence (number of new </text:span><text:span text:style-name="T41">symptomatic cases</text:span><text:span text:style-name="T19">), whilst the other concerns </text:span><text:span text:style-name="T31">an epidemiological </text:span><text:span text:style-name="T57">delay</text:span><text:span text:style-name="T19"> distribution between a</text:span><text:span text:style-name="T41">ll</text:span><text:span text:style-name="T19"> infector-infectee pair</text:span><text:span text:style-name="T41">s</text:span><text:span text:style-name="T19">. The second piece of data would ideally be the generation interval (the distribution of </text:span><text:span text:style-name="T57">delays</text:span><text:span text:style-name="T19"> from infection in a primary case to infection in a secondary case) and in which case the incidence data would be indexed to the date of infection. In practice, a proxy for the generation interval is used </text:span><text:span text:style-name="T42">(owing to the complexity and ambiguity of determining exactly when an infectee becomes infected). This is</text:span><text:span text:style-name="T19"> </text:span><text:span text:style-name="T31">the </text:span><text:span text:style-name="T19">so-called the ‘serial interval’ (the </text:span><text:soft-page-break/><text:span text:style-name="T19">distribution of </text:span><text:span text:style-name="T57">delays</text:span><text:span text:style-name="T19"> between symptom onset in an infector-infectee pair). </text:span><text:span text:style-name="T20">To </text:span><text:span text:style-name="T42">infer</text:span><text:span text:style-name="T20"> the </text:span><text:span text:style-name="T42">time-dependent</text:span><text:span text:style-name="T20"> reproduction number accurately, </text:span><text:span text:style-name="T47">one</text:span><text:span text:style-name="T20"> should then index the incidence data with date of symptom onset. </text:span><text:span text:style-name="T25">Broadly speaking, there are two </text:span><text:span text:style-name="T42">statistical </text:span><text:span text:style-name="T25">methods </text:span><text:span text:style-name="T26">([5] and [6]) which a large number of studies base their R_t inferences on. </text:span><text:span text:style-name="T58">B</text:span><text:span text:style-name="T26">oth of </text:span><text:span text:style-name="T58">these methods</text:span><text:span text:style-name="T26"> use Bayesian inference techniques to generate time-evolving confidence intervals </text:span><text:span text:style-name="T31">and expectations </text:span><text:span text:style-name="T26">for R_t. </text:span><text:span text:style-name="T36">This project will involve building on the work developed in [5].</text:span></text:p>
      <text:p text:style-name="P54"/>
      <text:p text:style-name="P65"><text:span text:style-name="T20">Accurate and precise R_t estimation is of significance during an epidemic since it is the primary indicator of the necessary stringency of public health measures. Consequently, the lack of accurate or precise estimates </text:span><text:span text:style-name="T57">can lead to either delays in bringing outbreaks under control (resulting in excess morbidity and mortality)</text:span><text:span text:style-name="T20"> </text:span><text:span text:style-name="T58">in the event that R_t is under-estimated </text:span><text:span text:style-name="T57">or conversely, unnecessary public health mea</text:span><text:span text:style-name="T58">s</text:span><text:span text:style-name="T57">ures </text:span><text:span text:style-name="T58">in the vent that R_t is over-estimated</text:span><text:span text:style-name="T57">.</text:span></text:p>
      <text:p text:style-name="P39"/>
      <text:p text:style-name="P63"><text:span text:style-name="T15">C</text:span><text:span text:style-name="T36">urrently none of these estimates include non-static (time evolving) serial interval </text:span><text:span text:style-name="T19">(the distribution of </text:span><text:span text:style-name="T57">delays</text:span><text:span text:style-name="T19"> between symptom onset in an infector-infectee pair)</text:span><text:span text:style-name="T36"> estimates. There is preliminary evidence </text:span><text:span text:style-name="T56">([9], [11])</text:span><text:span text:style-name="T36"> to suggest that </text:span><text:span text:style-name="T37">time evolving serial intervals may have a significant impact on R_t estimates.</text:span></text:p>
      <text:p text:style-name="P25"/>
      <text:p text:style-name="P11"><text:span text:style-name="T2">The aims and objectives of the research </text:span><text:span text:style-name="T3">*</text:span></text:p>
      <text:p text:style-name="P25"/>
      <text:p text:style-name="P40">Aims: To improve the techniques that generate R_t estimates and to develop the understanding (within the field of mathematical epidemiology) about the significance (if any) of time varying serial intervals on R_t inference.</text:p>
      <text:p text:style-name="P40"/>
      <text:p text:style-name="P40">Objectives:</text:p>
      <text:p text:style-name="P40"/>
      <text:p text:style-name="P17"><text:span text:style-name="T37">- Develop a hypothesis on </text:span><text:span text:style-name="T38">how</text:span><text:span text:style-name="T37"> characteristics of changing serial intervals will </text:span><text:span text:style-name="T38">a</text:span><text:span text:style-name="T37">ffect R_t inference.</text:span></text:p>
      <text:p text:style-name="P40"/>
      <text:p text:style-name="P17"><text:span text:style-name="T37">- Investigate real world data (initially from the </text:span><text:span text:style-name="T58">2018-2020 </text:span><text:span text:style-name="T37">Ebola epidemic in Beni Health Zone, North Kivu Province, DRC), where </text:span><text:span text:style-name="T47">I</text:span><text:span text:style-name="T37"> </text:span><text:span text:style-name="T47">can</text:span><text:span text:style-name="T37"> infer the reproductive number (with and without updating serial intervals) to test my hypothesis.</text:span></text:p>
      <text:p text:style-name="P40"/>
      <text:p text:style-name="P17"><text:span text:style-name="T37">-</text:span><text:span text:style-name="T38">Extend existing theory on R_t inference to incorporate heterogeneities into the model framework, e.g. spatial/age models.</text:span></text:p>
      <text:p text:style-name="P25"/>
      <text:p text:style-name="P11"><text:span text:style-name="T2">The novelty of the research methodology (if any) </text:span><text:span text:style-name="T3">*</text:span></text:p>
      <text:p text:style-name="P25"/>
      <text:p text:style-name="P18"><text:span text:style-name="T38">Currently there has not been a comprehensive study into the theory behind how different serial intervals affect R_t estimation (although there has been some preliminary </text:span><text:span text:style-name="T45">analyses</text:span><text:span text:style-name="T38">). There have been very few case studies of investigating the use of time-evolving serial intervals on R_t inference, although there have certainly been some, e.g. </text:span><text:span text:style-name="T39">[9], </text:span><text:span text:style-name="T56">[11]</text:span><text:span text:style-name="T39">.</text:span></text:p>
      <text:p text:style-name="P49"/>
      <text:p text:style-name="P21"><text:span text:style-name="T39">M</text:span><text:span text:style-name="T49">y proposed PhD project could serve as a valuable asset to the epidemiological community, particularly if there are results which suggest time varying serial intervals (or simply more frequently updated serial intervals) are/aren’t crucial to </text:span><text:span text:style-name="T60">accurate </text:span><text:span text:style-name="T49">R_t inference. </text:span><text:span text:style-name="T50">It would also be novel (and more suitable) to extend this analysis to the </text:span><text:span text:style-name="T51">proposed </text:span><text:span text:style-name="T50">case study on the Ebola virus, instead of outbreaks such as SARS-CoV-2. </text:span><text:span text:style-name="T51">The </text:span><text:soft-page-break/><text:span text:style-name="T51">suitability of this pathogen to my analysis is due to the typically positive serial interval distribution for Ebola virus, which is more suitable for our inference method.</text:span></text:p>
      <text:p text:style-name="P50"/>
      <text:p text:style-name="P22"><text:span text:style-name="T51">Finally, there is certainly a large amount of novelty when applying additional levels of complexity (as discussed </text:span><text:span text:style-name="T52">in other sections</text:span><text:span text:style-name="T51">) to the underlying model, e.g. age structure, spatial heterogeneities. A discussion of which additional features provide the more accurate R_t inference would be novel and an essential document for improving outbreak control, while maintaining the underlying simplicity of the method.</text:span></text:p>
      <text:p text:style-name="P25"/>
      <text:p text:style-name="P11"><text:span text:style-name="T2">The potential impact, applications, and benefits </text:span><text:span text:style-name="T3">*</text:span></text:p>
      <text:p text:style-name="P25"/>
      <text:p text:style-name="P41">The consensus is that public health measures do tend to shorten the serial interval during epidemic outbreaks <text:span text:style-name="T95">([9], [11])</text:span>. My case-study research could either support or con<text:span text:style-name="T84">tradict</text:span> this assumption. The mathematical analysis that I have proposed could serve as an explanation for why this phenomen<text:span text:style-name="T86">on</text:span> is observed.</text:p>
      <text:p text:style-name="P41"/>
      <text:p text:style-name="P41">Supposing that my research supports the consensus, it could help <text:span text:style-name="T84">endorse</text:span> the requirement for certain data collection, i.e. contact tracing, or for the improvement of data collection if <text:span text:style-name="T85">I</text:span> discover that certain data resolution is critical for accurate R_t inference.</text:p>
      <text:p text:style-name="P25"/>
      <text:p text:style-name="P46"><text:span text:style-name="T2">How the research relates to the EPSRC</text:span><text:span text:style-name="T1"> </text:span><text:span text:style-name="T2">remit </text:span><text:span text:style-name="T3">*</text:span></text:p>
      <text:p text:style-name="P42"/>
      <text:p text:style-name="P19"><text:span text:style-name="T5">This project contains promising and innovative research methods within the realm of epidemiology. The centre that I am based at within the MathSys CDT at Warwick University is supported by some of the </text:span><text:span text:style-name="T7">most experienced</text:span><text:span text:style-name="T5"> epidemiological modellers in the UK, many of whom are currently members of SPI-M (Scientific Pandemic Influenza Group on Modelling). </text:span></text:p>
      <text:p text:style-name="P43"/>
      <text:p text:style-name="P19"><text:span text:style-name="T7">The EPSRC </text:span><text:span text:style-name="T8">seeks to support research that creates a resilient nation, which it describes fully in the form of five different ambitions. My project is highly relevant to Ambition R3 (“Develop better solutions to acute threats: cyber, defence, financial and health”) since it seeks to mitigate the threat posed by infectious diseases. The project also provides “data science and analytics to anticipate, understand and model threats and optimise solutions”, whilst employing “complexity science and uncertainty qualification to understand interdependencies for better decision making”.</text:span></text:p>
      <text:p text:style-name="P43"/>
      <text:p text:style-name="P19"><text:span text:style-name="T6">I have spent the past year studying towards an MSc in Mathematics of Systems, where I have taken various modules in modelling epidemics and related mathematical topics, including working </text:span><text:span text:style-name="T10">on a </text:span><text:span text:style-name="T6">group project on ‘Adaptive Management during an ongoing pandemic’. Most crucially, I have </text:span><text:span text:style-name="T8">spent</text:span><text:span text:style-name="T6"> the last several months working on some of the background </text:span><text:span text:style-name="T8">analyses </text:span><text:span text:style-name="T10">for R_t inference</text:span><text:span text:style-name="T6">, which will naturally extend to this proposed project. I believe this makes me an </text:span><text:span text:style-name="T9">outstanding</text:span><text:span text:style-name="T6"> candidate for this PhD project.</text:span></text:p>
      <text:p text:style-name="P42"/>
      <text:p text:style-name="P20"><text:span text:style-name="T68">[1]: </text:span><text:span text:style-name="T67">Cohen M., Changing patterns of infectious disease. Nature 406, 762–767 (2000). </text:span><text:a xlink:type="simple" xlink:href="https://doi.org/10.1038/35021206" text:style-name="Internet_20_link" text:visited-style-name="Visited_20_Internet_20_Link"><text:span text:style-name="T88">https://doi.org/10.1038/35021206</text:span></text:a></text:p>
      <text:p text:style-name="P56"/>
      <text:p text:style-name="P66"><text:span text:style-name="T63">[2]: </text:span><text:span text:style-name="T62">Flaxman S., Mishra S., Gandy A. et al., Estimating the effects of non-pharmaceutical interventions on COVID-19 in Europe. Nature 584, 257–261 (2020).</text:span></text:p>
      <text:p text:style-name="P56"/>
      <text:p text:style-name="P16"><text:span text:style-name="T68">[</text:span><text:span text:style-name="T69">3]: </text:span><text:a xlink:type="simple" xlink:href="https://doi.org/10.1016/j.annemergmed.2008.06.461" text:style-name="Internet_20_link" text:visited-style-name="Visited_20_Internet_20_Link"><text:span text:style-name="T74">htt</text:span></text:a><text:a xlink:type="simple" xlink:href="https://doi.org/10.1016/j.annemergmed.2008.06.461" text:style-name="Internet_20_link" text:visited-style-name="Visited_20_Internet_20_Link"><text:span text:style-name="T75">ps://doi.org/10.1016/j.annemergmed.2008.06.461</text:span></text:a></text:p>
      <text:p text:style-name="P57"/>
      <text:p text:style-name="P47"><text:soft-page-break/><text:span text:style-name="T78">[</text:span><text:span text:style-name="T79">4</text:span><text:span text:style-name="T80">]: </text:span><text:a xlink:type="simple" xlink:href="https://plus.maths.org/content/epidemic-growth-rate" text:style-name="Internet_20_link" text:visited-style-name="Visited_20_Internet_20_Link"><text:span text:style-name="T89">https://plus.maths.org/content/epidemic-growth-rate</text:span></text:a></text:p>
      <text:p text:style-name="P58"/>
      <text:p text:style-name="P4"><text:span text:style-name="T76">[5]: </text:span><text:span text:style-name="T71">Cori </text:span><text:span text:style-name="T72">A.</text:span><text:span text:style-name="T71">, Ferguson </text:span><text:span text:style-name="T72">N.M., </text:span><text:span text:style-name="T71">Fraser </text:span><text:span text:style-name="T72">C.</text:span><text:span text:style-name="T71">, Cauchemez </text:span><text:span text:style-name="T72">S.</text:span><text:span text:style-name="T71">, A New Framework and Software to Estimate Time-Varying Reproduction Numbers During Epidemics, </text:span><text:span text:style-name="Emphasis"><text:span text:style-name="T73">American Journal of Epidemiology</text:span></text:span><text:span text:style-name="T71">, Volume 178, Issue 9, 1 November 2013, Pages 1505–1512, </text:span><text:a xlink:type="simple" xlink:href="https://doi.org/10.1093/aje/kwt133" text:style-name="Internet_20_link" text:visited-style-name="Visited_20_Internet_20_Link"><text:span text:style-name="T73">https://doi.org/10.1093/aje/kwt133</text:span></text:a></text:p>
      <text:p text:style-name="P59"/>
      <text:p text:style-name="P67"><text:span text:style-name="T64">[6]: </text:span><text:span text:style-name="T65">Wallinga J., Teunis P., Different epidemic curves for severe acute respiratory syndrome reveal similar impacts of control measures. Am J Epidemiol. 2004 Sep 15;160(6):509-16. doi: 10.1093/aje/kwh255. PMID: 15353409; PMCID: PMC7110200.</text:span></text:p>
      <text:p text:style-name="P59"/>
      <text:p text:style-name="P48"><text:span text:style-name="T76">[</text:span><text:span text:style-name="T75">7]: </text:span><text:a xlink:type="simple" xlink:href="https://www.gov.uk/guidance/the-r-value-and-growth-rate" text:style-name="Internet_20_link" text:visited-style-name="Visited_20_Internet_20_Link"><text:span text:style-name="T88">https://www.gov.uk/guidance/the-r-value-and-growth-rate</text:span></text:a></text:p>
      <text:p text:style-name="P60"/>
      <text:p text:style-name="P48"><text:span text:style-name="T77">[</text:span><text:span text:style-name="T75">8</text:span><text:span text:style-name="T77">]:</text:span><text:span text:style-name="T75"> </text:span><text:a xlink:type="simple" xlink:href="https://shiny.dide.imperial.ac.uk/epiestim/" text:style-name="Internet_20_link" text:visited-style-name="Visited_20_Internet_20_Link"><text:span text:style-name="T88">https://shiny.dide.imperial.ac.uk/epiestim/</text:span></text:a></text:p>
      <text:p text:style-name="P60"/>
      <text:p text:style-name="P68"><text:bookmark text:name="citation-article-authors"/><text:span text:style-name="T66">[9]: </text:span><text:span text:style-name="T65">Ali S. T., Wang L., Lau E. H., Xu X., Du Z., Wu Y., Leung G. M., &amp; et al. </text:span><text:bookmark text:name="citation-article-date"/><text:span text:style-name="T65">(2020). </text:span><text:bookmark text:name="citation-article-title"/><text:span text:style-name="T65">Serial interval of SARS-CoV-2 was shortened over time by nonpharmaceutical interventions.. </text:span><text:bookmark text:name="citation-article-publication-name"/><text:span text:style-name="T65">Science (New York, N.Y.), </text:span><text:bookmark text:name="citation-article-publication-volume"/><text:span text:style-name="T65">369 </text:span><text:bookmark text:name="citation-article-prism-identifier"/><text:span text:style-name="T65">(6507), </text:span><text:bookmark text:name="citation-article-prism-pages"/><text:span text:style-name="T65">1106-1109. </text:span><text:bookmark text:name="citation-article-identifier"/><text:span text:style-name="T65">https://doi.org/10.1126/science.abc9004</text:span></text:p>
      <text:p text:style-name="P60"/>
      <text:p text:style-name="P61"><text:span text:style-name="T77">[10]: </text:span><text:span text:style-name="T67">Fraser C., <text:s/>(2007) Estimating Individual and Household Reproduction Numbers in an Emerging Epidemic. PLOS ONE 2(8): e758. </text:span><text:a xlink:type="simple" xlink:href="https://doi.org/10.1371/journal.pone.0000758" text:style-name="Internet_20_link" text:visited-style-name="Visited_20_Internet_20_Link">https://doi.org/10.1371/journal.pone.0000758</text:a></text:p>
      <text:p text:style-name="P61"><text:span text:style-name="T67"/></text:p>
      <text:p text:style-name="P63"><text:span text:style-name="T70">[11]: </text:span><text:span text:style-name="T67">Reed I. G., Walker E. S., Landguth E.L., SARS-CoV-2 Serial Interval Variation, Montana, USA, March 1–July 31, 2020. Emerg Infect Dis. 2021;27(5):1486-1491. </text:span></text:p>
      <text:p text:style-name="P63"><text:span text:style-name="T67">https://doi.org/10.3201/eid2705.20466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svg:font-family="Helvetica, Arial, sans-serif"/>
    <style:font-face style:name="Helvetica1" svg:font-family="Helvetica, sans-serif"/>
    <style:font-face style:name="Lato" svg:font-family="Lato, 'Helvetica Neue', Helvetica, Arial, sans-serif"/>
    <style:font-face style:name="Lohit Devanagari1" svg:font-family="'Lohit Devanagari'"/>
    <style:font-face style:name="Source Sans Pro" svg:font-family="'Source Sans Pro', Helvetica, Arial, sans-serif"/>
    <style:font-face style:name="apple-system" svg:font-family="apple-system, BlinkMacSystemFont, 'Segoe UI', Roboto, Oxygen-Sans, Ubuntu, Cantarell, 'Helvetica Neue', sans-serif"/>
    <style:font-face style:name="verdana" svg:font-family="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3T10:50:02.975098779</meta:creation-date>
    <dc:date>2021-08-19T12:05:15.988176040</dc:date>
    <meta:editing-duration>PT6H35M27S</meta:editing-duration>
    <meta:editing-cycles>13</meta:editing-cycles>
    <meta:generator>LibreOffice/6.4.6.2$Linux_X86_64 LibreOffice_project/40$Build-2</meta:generator>
    <meta:document-statistic meta:table-count="0" meta:image-count="0" meta:object-count="0" meta:page-count="6" meta:paragraph-count="63" meta:word-count="2420" meta:character-count="16331" meta:non-whitespace-character-count="13972"/>
  </office:meta>
</office:document-meta>
</file>